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10-1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07-1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04-2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01-2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10-1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07-2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04-22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01-2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10-24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07-2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05-0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02-19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10-3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07-27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04-27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02-0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11-12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07-29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04-28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02-0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10-2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08-03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04-2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01-30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10-3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10-08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08-01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04-29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02-0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10-3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07-2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05-0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02-0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11-0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9-0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7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5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1-26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1-2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1-2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11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08-02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04-2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02-0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11-04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08-0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05-0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01-3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11-1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08-1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04-2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02-1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11-2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08-0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05-2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02-2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11-05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08-0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05-1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01-3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11-2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08-11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05-23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02-0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11-0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08-0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05-0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02-17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11-12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07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05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02-05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8-11-1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8-05-1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8-02-1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11-1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08-20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04-25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02-1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08-07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05-1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02-21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11-30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08-25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05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02-0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11-0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07-2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05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02-0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02-2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11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08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05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02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0-06-1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7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0" meta:object-count="0"/>
    <meta:user-defined meta:name="AppVersion">3.0</meta:user-defined>
  </office:meta>
</office:document-meta>
</file>